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manifest>
</file>

<file path=content.xml><?xml version="1.0" encoding="utf-8"?>
<office:document-content xmlns:text="urn:oasis:names:tc:opendocument:xmlns:text:1.0" xmlns:oooc="http://openoffice.org/2004/calc" xmlns:style="urn:oasis:names:tc:opendocument:xmlns:style:1.0" xmlns:fo="urn:oasis:names:tc:opendocument:xmlns:xsl-fo-compatible:1.0" xmlns:office="urn:oasis:names:tc:opendocument:xmlns:office:1.0" xmlns:table="urn:oasis:names:tc:opendocument:xmlns:table:1.0">
  <office:body>
    <office:spreadsheet>
      <table:table table:name="Договор">
        <table:table-row>
          <table:table-cell office:value="" office:value-type="string"/>
          <table:table-cell office:value="" office:value-type="string"/>
          <table:table-cell office:value="" office:value-type="string"/>
          <table:table-cell office:value-type="string" table:number-columns-spanned="3">
            <text:p>ДОГОВОР №3382505</text:p>
          </table:table-cell>
        </table:table-row>
        <table:table-row/>
        <table:table-row>
          <table:table-cell office:value-type="string" table:number-columns-spanned="2">
            <text:p>г. Калининград</text:p>
          </table:table-cell>
          <table:table-cell office:value="" office:value-type="string"/>
          <table:table-cell office:value="" office:value-type="string"/>
          <table:table-cell office:value="" office:value-type="string"/>
          <table:table-cell office:value="" office:value-type="string"/>
          <table:table-cell office:value-type="string">
            <text:p>от "30”Июня 2009г.</text:p>
          </table:table-cell>
        </table:table-row>
        <table:table-row/>
        <table:table-row>
          <table:table-cell office:value-type="string" table:number-columns-spanned="8">
            <text:p>Сторона, именуемая в Договоре «Турагент»: ООО "Бюро путешествий "Твой мир"",
 юридический адрес 236000 г.Калининград ул.Карла Маркса 70, 
 физический адрес 236000 г.Калининград ул.Карла Маркса 70,
телефон 952066, ОГРН 1073905021046, ИНН 3904090652, КПП 390401001,
 расчетный счет 40702810608900000479,
 филиал "Калининградский "Трастовый Республиканский Банк"" к/c 30101810300000000890,
 БИК 042748890</text:p>
          </table:table-cell>
        </table:table-row>
        <table:table-row>
          <table:table-cell office:value-type="string" table:number-columns-spanned="8">
            <text:p>Сторона, именуемая в Договоре «Турист»: surname_kir_49 name_kir_49 ot4_kir_ 49,
паспорт гражданина РФ ,
 адрес места жительства: 
 тел. 123449</text:p>
          </table:table-cell>
        </table:table-row>
        <table:table-row>
          <table:table-cell office:value-type="string" table:number-columns-spanned="8">
            <text:p>заключили настоящий Договор о следующем:</text:p>
          </table:table-cell>
        </table:table-row>
        <table:table-row>
          <table:table-cell office:value="" office:value-type="string" table:number-columns-spanned="8"/>
        </table:table-row>
        <table:table-row>
          <table:table-cell office:value-type="string" table:number-columns-spanned="8">
            <text:p>Термины и определения, используемые в настоящем Договоре, понимаются и толкуются сторонами</text:p>
          </table:table-cell>
        </table:table-row>
        <table:table-row>
          <table:table-cell office:value-type="string" table:number-columns-spanned="8">
            <text:p>, в соответствии с ФЗ «Об основах туристской деятельности в РФ», ГК РФ и иными, регулирующ</text:p>
          </table:table-cell>
        </table:table-row>
        <table:table-row>
          <table:table-cell office:value-type="string" table:number-columns-spanned="8">
            <text:p>ими туристскую деятельность, законами и подзаконными актами.</text:p>
          </table:table-cell>
        </table:table-row>
        <table:table-row>
          <table:table-cell office:value="" office:value-type="string" table:number-columns-spanned="8"/>
        </table:table-row>
        <table:table-row>
          <table:table-cell office:value="" office:value-type="string"/>
          <table:table-cell office:value="" office:value-type="string"/>
          <table:table-cell office:value-type="string" table:number-columns-spanned="5">
            <text:p>1. ПРЕДМЕТ ДОГОВОРА</text:p>
          </table:table-cell>
        </table:table-row>
        <table:table-row>
          <table:table-cell office:value-type="string" table:number-columns-spanned="8">
            <text:p>1.1. Турагент обязуется по заданию Туриста или иного заказчика, действующего в интересах Т</text:p>
          </table:table-cell>
        </table:table-row>
        <table:table-row>
          <table:table-cell office:value-type="string" table:number-columns-spanned="8">
            <text:p>уриста, совершить действия по подбору и бронированию комплекса услуг по перевозке и размещ</text:p>
          </table:table-cell>
        </table:table-row>
        <table:table-row>
          <table:table-cell office:value-type="string" table:number-columns-spanned="8">
            <text:p>ению, оказываемых Туроператором за общую стоимость, независимо от включения стоимости экск</text:p>
          </table:table-cell>
        </table:table-row>
        <table:table-row>
          <table:table-cell office:value-type="string" table:number-columns-spanned="8">
            <text:p>урсионного обслуживания и (или) других услуг (далее по тексту – «турпродукт»), предоставля</text:p>
          </table:table-cell>
        </table:table-row>
        <table:table-row>
          <table:table-cell office:value-type="string" table:number-columns-spanned="8">
            <text:p>емых в зависимости от целей путешествия, а Турист обязуется принять и оплатить турпродукт,</text:p>
          </table:table-cell>
        </table:table-row>
        <table:table-row>
          <table:table-cell office:value-type="string" table:number-columns-spanned="8">
            <text:p>в порядке и на условиях, определенных Заявкой на бронирование турпродукта, настоящим</text:p>
          </table:table-cell>
        </table:table-row>
        <table:table-row>
          <table:table-cell office:value-type="string" table:number-columns-spanned="8">
            <text:p>Договором и Приложениями к нему.</text:p>
          </table:table-cell>
        </table:table-row>
        <table:table-row>
          <table:table-cell office:value-type="string" table:number-columns-spanned="8">
            <text:p>1.2. Полная информация о потребительских свойствах турпродукта; Туроператоре - непосредств</text:p>
          </table:table-cell>
        </table:table-row>
        <table:table-row>
          <table:table-cell office:value-type="string" table:number-columns-spanned="8">
            <text:p>енном исполнителе услуг, входящих в турпродукт; общей цене турпродукта и дополнительных ус</text:p>
          </table:table-cell>
        </table:table-row>
        <table:table-row>
          <table:table-cell office:value-type="string" table:number-columns-spanned="8">
            <text:p>луг; порядке и сроках его оплаты содержится в Заявке на бронирование турпродукта, являющей</text:p>
          </table:table-cell>
        </table:table-row>
        <table:table-row>
          <table:table-cell office:value-type="string" table:number-columns-spanned="8">
            <text:p>ся Приложением к настоящему Договору.</text:p>
          </table:table-cell>
        </table:table-row>
        <table:table-row>
          <table:table-cell office:value-type="string" table:number-columns-spanned="8">
            <text:p>1.3. Особенности осуществления путешествия и условия безопасности:</text:p>
          </table:table-cell>
        </table:table-row>
        <table:table-row>
          <table:table-cell office:value-type="string" table:number-columns-spanned="8">
            <text:p>Если Вы страдаете болезнями сердца или у Вас повышенное кровяное давление - выбирайте мене</text:p>
          </table:table-cell>
        </table:table-row>
        <table:table-row>
          <table:table-cell office:value-type="string" table:number-columns-spanned="8">
            <text:p>е жаркие страны и менее жаркое время года. Нахождение в лесу или в горах, а также в открыт</text:p>
          </table:table-cell>
        </table:table-row>
        <table:table-row>
          <table:table-cell office:value-type="string" table:number-columns-spanned="8">
            <text:p>ых водоемах всегда сопряжено с определенным риском.Соблюдайте правила личной безопасности</text:p>
          </table:table-cell>
        </table:table-row>
        <table:table-row>
          <table:table-cell office:value-type="string" table:number-columns-spanned="8">
            <text:p>. Все горные районы являются сейсмологически опасными - обязательно соблюдайте правила нах</text:p>
          </table:table-cell>
        </table:table-row>
        <table:table-row>
          <table:table-cell office:value-type="string" table:number-columns-spanned="8">
            <text:p>ождения в горах. Большие города всегда очень загазованы - помните о возможных отравлениях</text:p>
          </table:table-cell>
        </table:table-row>
        <table:table-row>
          <table:table-cell office:value-type="string" table:number-columns-spanned="8">
            <text:p>при длительном нахождении на оживленных улицах. Имейте в виду, что на улицах могут быть ул</text:p>
          </table:table-cell>
        </table:table-row>
        <table:table-row>
          <table:table-cell office:value-type="string" table:number-columns-spanned="8">
            <text:p>ичные воры. Непривычная пища может вызвать желудочно-кишечные расстройства, поэтому избега</text:p>
          </table:table-cell>
        </table:table-row>
        <table:table-row>
          <table:table-cell office:value-type="string" table:number-columns-spanned="8">
            <text:p>йте употребления неизвестных блюд в первые дни поездки. Расчетный час в отеле 12:00 по мес</text:p>
          </table:table-cell>
        </table:table-row>
        <table:table-row>
          <table:table-cell office:value-type="string" table:number-columns-spanned="8">
            <text:p>тному времени. При питании типа полупансион и полный пансион напитки за ужином платные. В</text:p>
          </table:table-cell>
        </table:table-row>
        <table:table-row>
          <table:table-cell office:value-type="string" table:number-columns-spanned="8">
            <text:p>случае, если пляж отеля покрыт валунами – спускаться в море надо по мосткам. В отель запре</text:p>
          </table:table-cell>
        </table:table-row>
        <table:table-row>
          <table:table-cell office:value-type="string" table:number-columns-spanned="8">
            <text:p>щается вносить продукты питания и воду. Соблюдайте время сбора группы на маршруте, время о</text:p>
          </table:table-cell>
        </table:table-row>
        <table:table-row>
          <table:table-cell office:value-type="string" table:number-columns-spanned="8">
            <text:p>тправления транспортных средств (самолетов, поездов, автобусов и др.) и отправки трансферо</text:p>
          </table:table-cell>
        </table:table-row>
        <table:table-row>
          <table:table-cell office:value-type="string" table:number-columns-spanned="8">
            <text:p>в. Если Вы иностранный гражданин или лицо без гражданства, у Вас могут возникнуть проблемы</text:p>
          </table:table-cell>
        </table:table-row>
        <table:table-row>
          <table:table-cell office:value-type="string" table:number-columns-spanned="8">
            <text:p>при совершении поездки и пересечении границы - Вас могут депортировать. Минимизируйте кон</text:p>
          </table:table-cell>
        </table:table-row>
        <table:table-row>
          <table:table-cell office:value-type="string" table:number-columns-spanned="8">
            <text:p>такт с незнакомыми людьми.</text:p>
          </table:table-cell>
        </table:table-row>
        <table:table-row>
          <table:table-cell office:value-type="string" table:number-columns-spanned="8">
            <text:p>1.4. Минимальное количество человек в группе, необходимое для совершения путешествия (по у</text:p>
          </table:table-cell>
        </table:table-row>
        <table:table-row>
          <table:table-cell office:value-type="string" table:number-columns-spanned="8">
            <text:p>словиям групповых и экскурсионных программ Туроператора) указывается в Приложении к настоя</text:p>
          </table:table-cell>
        </table:table-row>
        <table:table-row>
          <table:table-cell office:value-type="string" table:number-columns-spanned="8">
            <text:p>щему Договору. Срок информирования Туриста о том, что путешествие не состоится по причине</text:p>
          </table:table-cell>
        </table:table-row>
        <table:table-row>
          <table:table-cell office:value-type="string" table:number-columns-spanned="8">
            <text:p>недобора минимального количества человек в группе - одни сутки до начала путешествия.</text:p>
          </table:table-cell>
        </table:table-row>
        <table:table-row>
          <table:table-cell office:value="" office:value-type="string" table:number-columns-spanned="8"/>
        </table:table-row>
        <table:table-row>
          <table:table-cell office:value="" office:value-type="string"/>
          <table:table-cell office:value="" office:value-type="string"/>
          <table:table-cell office:value-type="string" table:number-columns-spanned="5">
            <text:p>2. ПРАВА И ОБЯЗАННОСТИ ТУРАГЕНТА</text:p>
          </table:table-cell>
        </table:table-row>
        <table:table-row>
          <table:table-cell office:value-type="string" table:number-columns-spanned="8">
            <text:p>Турагент:</text:p>
          </table:table-cell>
        </table:table-row>
        <table:table-row>
          <table:table-cell office:value-type="string" table:number-columns-spanned="8">
            <text:p>2.1. Обязан обеспечить Туристу возможность выбора и забронировать турпродукт, в соответств</text:p>
          </table:table-cell>
        </table:table-row>
        <table:table-row>
          <table:table-cell office:value-type="string" table:number-columns-spanned="8">
            <text:p>ии с Заявкой на бронирование турпродукта, принять, в интересах Туроператора, оплату за тур</text:p>
          </table:table-cell>
        </table:table-row>
        <table:table-row>
          <table:table-cell office:value-type="string" table:number-columns-spanned="8">
            <text:p>продукт и передать Туристу комплект документов, необходимых для осуществления путешествия.</text:p>
          </table:table-cell>
        </table:table-row>
        <table:table-row>
          <table:table-cell office:value-type="string" table:number-columns-spanned="8">
            <text:p>2.2. Обязан, по поручению Туроператора и в соответствии с полученной от него информацией,</text:p>
          </table:table-cell>
        </table:table-row>
        <table:table-row>
          <table:table-cell office:value-type="string" table:number-columns-spanned="8">
            <text:p>предоставить Туристу необходимую и достоверную информацию о программе путешествия, правила</text:p>
          </table:table-cell>
        </table:table-row>
        <table:table-row>
          <table:table-cell office:value-type="string" table:number-columns-spanned="8">
            <text:p>х въезда в страну (место) временного пребывания и пребывания там, обычаях местного населен</text:p>
          </table:table-cell>
        </table:table-row>
        <table:table-row>
          <table:table-cell office:value-type="string" table:number-columns-spanned="8">
            <text:p>ия, религиозных обрядах, святынях, памятниках природы, истории, культуры, состоянии окружа</text:p>
          </table:table-cell>
        </table:table-row>
        <table:table-row>
          <table:table-cell office:value-type="string" table:number-columns-spanned="8">
            <text:p>ющей среды, медицинских, санитарно-эпидемиологических и иных правилах, месте нахождения и</text:p>
          </table:table-cell>
        </table:table-row>
        <table:table-row>
          <table:table-cell office:value-type="string" table:number-columns-spanned="8">
            <text:p>номерах контактных телефонов российских органов государственной власти, дипломатических пр</text:p>
          </table:table-cell>
        </table:table-row>
        <table:table-row>
          <table:table-cell office:value-type="string" table:number-columns-spanned="8">
            <text:p>едставительств и консульских учреждений, находящихся в стране (месте) временного пребывани</text:p>
          </table:table-cell>
        </table:table-row>
        <table:table-row>
          <table:table-cell office:value-type="string" table:number-columns-spanned="8">
            <text:p>я, корректно оформить документы. Информация предоставляется, в том числе: в электронном ви</text:p>
          </table:table-cell>
        </table:table-row>
        <table:table-row>
          <table:table-cell office:value-type="string" table:number-columns-spanned="8">
            <text:p>де, посредством памяток, каталогов и информационных материалов Туроператора. Информация, с</text:p>
          </table:table-cell>
        </table:table-row>
        <table:table-row>
          <table:table-cell office:value-type="string" table:number-columns-spanned="8">
            <text:p>одержащаяся в каталогах, может быть устаревшей, поэтому по существенным для Туриста услови</text:p>
          </table:table-cell>
        </table:table-row>
        <table:table-row>
          <table:table-cell office:value-type="string" table:number-columns-spanned="8">
            <text:p>ям ему необходимо сделать дополнительный запрос у Турагента.</text:p>
          </table:table-cell>
        </table:table-row>
        <table:table-row>
          <table:table-cell office:value-type="string" table:number-columns-spanned="8">
            <text:p>2.3. Не несет ответственности, если Туристу и/или лицам, следующим в путешествие, отказано</text:p>
          </table:table-cell>
        </table:table-row>
        <table:table-row>
          <table:table-cell office:value-type="string" table:number-columns-spanned="8">
            <text:p>в выдаче визы посольством страны предполагаемого посещения, либо получение визы задержива</text:p>
          </table:table-cell>
        </table:table-row>
        <table:table-row>
          <table:table-cell office:value-type="string" table:number-columns-spanned="8">
            <text:p>ется по обстоятельствам, не зависящим от Турагента. В таком случае Туристу возвращается оп</text:p>
          </table:table-cell>
        </table:table-row>
        <table:table-row>
          <table:table-cell office:value-type="string" table:number-columns-spanned="8">
            <text:p>лаченная им стоимость турпродукта, за вычетом понесенных Турагентом фактических расходов.</text:p>
          </table:table-cell>
        </table:table-row>
        <table:table-row>
          <table:table-cell office:value-type="string" table:number-columns-spanned="8">
            <text:p>Консульский сбор возврату не подлежит.</text:p>
          </table:table-cell>
        </table:table-row>
        <table:table-row>
          <table:table-cell office:value-type="string" table:number-columns-spanned="8">
            <text:p>2.4. Не несет ответственности за медицинские расходы, возникшие во время исполнения програ</text:p>
          </table:table-cell>
        </table:table-row>
        <table:table-row>
          <table:table-cell office:value-type="string" table:number-columns-spanned="8">
            <text:p>ммы путешествия. Покрытие расходов по страховым случаям, как правило, обеспечивается страх</text:p>
          </table:table-cell>
        </table:table-row>
        <table:table-row>
          <table:table-cell office:value-type="string" table:number-columns-spanned="8">
            <text:p>овым полисом.</text:p>
          </table:table-cell>
        </table:table-row>
        <table:table-row>
          <table:table-cell office:value-type="string" table:number-columns-spanned="8">
            <text:p>2.5. При замене отеля проживания по инициативе Туроператора, незамедлительно информирует Т</text:p>
          </table:table-cell>
        </table:table-row>
        <table:table-row>
          <table:table-cell office:value-type="string" table:number-columns-spanned="8">
            <text:p>уриста о такой замене, если указанная информация получена от Туроператора до начала путеше</text:p>
          </table:table-cell>
        </table:table-row>
        <table:table-row>
          <table:table-cell office:value-type="string" table:number-columns-spanned="8">
            <text:p>ствия официально. В случае замены отеля, размещение Туристов производится в отеле той же к</text:p>
          </table:table-cell>
        </table:table-row>
        <table:table-row>
          <table:table-cell office:value-type="string" table:number-columns-spanned="8">
            <text:p>атегории или равнозначном по уровню сервиса. Турист вправе, при оформлении документов, отр</text:p>
          </table:table-cell>
        </table:table-row>
        <table:table-row>
          <table:table-cell office:value-type="string" table:number-columns-spanned="8">
            <text:p>азить существенные условия проживания в Приложении к настоящему Договору, в противном случ</text:p>
          </table:table-cell>
        </table:table-row>
        <table:table-row>
          <table:table-cell office:value-type="string" table:number-columns-spanned="8">
            <text:p>ае, при замене отеля существенным условием считается лишь официальная категория отеля.</text:p>
          </table:table-cell>
        </table:table-row>
        <table:table-row>
          <table:table-cell office:value-type="string" table:number-columns-spanned="8">
            <text:p>2.6. Не несет ответственности в случае изменения Туроператором программы путешествия по пр</text:p>
          </table:table-cell>
        </table:table-row>
        <table:table-row>
          <table:table-cell office:value-type="string" table:number-columns-spanned="8">
            <text:p>ичинам от него не зависящим (технические поломки и повреждение самолетов, задержки и перен</text:p>
          </table:table-cell>
        </table:table-row>
        <table:table-row>
          <table:table-cell office:value-type="string" table:number-columns-spanned="8">
            <text:p>ос рейсов, закрытие аэропортов, отмена автобусного и другого транспортного сообщения, траф</text:p>
          </table:table-cell>
        </table:table-row>
        <table:table-row>
          <table:table-cell office:value-type="string" table:number-columns-spanned="8">
            <text:p>ики на дорогах), а также в других случаях, когда надлежащее исполнение оказалось невозможн</text:p>
          </table:table-cell>
        </table:table-row>
        <table:table-row>
          <table:table-cell office:value-type="string" table:number-columns-spanned="8">
            <text:p>ым вследствие действия обстоятельств непреодолимой силы (угроза военных действий, беспоряд</text:p>
          </table:table-cell>
        </table:table-row>
        <table:table-row>
          <table:table-cell office:value-type="string" table:number-columns-spanned="8">
            <text:p>ков, пожар, наводнение, цунами, землетрясение, ураган, эпидемия, катастрофы, забастовки, з</text:p>
          </table:table-cell>
        </table:table-row>
        <table:table-row>
          <table:table-cell office:value-type="string" table:number-columns-spanned="8">
            <text:p>апрещение экспорта и импорта товаров или услуг, постановления органов государственной влас</text:p>
          </table:table-cell>
        </table:table-row>
        <table:table-row>
          <table:table-cell office:value-type="string" table:number-columns-spanned="8">
            <text:p>ти и иных), влияющих на исполнение настоящего Договора.</text:p>
          </table:table-cell>
        </table:table-row>
        <table:table-row>
          <table:table-cell office:value-type="string" table:number-columns-spanned="8">
            <text:p>2.7. Не несет ответственности перед Туристом, если решением властей или ответственных лиц</text:p>
          </table:table-cell>
        </table:table-row>
        <table:table-row>
          <table:table-cell office:value-type="string" table:number-columns-spanned="8">
            <text:p>Туристу и/или лицам, следующим в путешествие, отказано в возможности совершения путешестви</text:p>
          </table:table-cell>
        </table:table-row>
        <table:table-row>
          <table:table-cell office:value-type="string" table:number-columns-spanned="8">
            <text:p>я по причинам: отсутствия надлежащих и правильно оформленных документов (за исключением до</text:p>
          </table:table-cell>
        </table:table-row>
        <table:table-row>
          <table:table-cell office:value-type="string" table:number-columns-spanned="8">
            <text:p>кументов, оформляемых Турагентом или Туроператором), нарушения Туристом действующих правил</text:p>
          </table:table-cell>
        </table:table-row>
        <table:table-row>
          <table:table-cell office:value-type="string" table:number-columns-spanned="8">
            <text:p>проезда, регистрации или провоза багажа, причинения ущерба имуществу перевозчика, нарушен</text:p>
          </table:table-cell>
        </table:table-row>
        <table:table-row>
          <table:table-cell office:value-type="string" table:number-columns-spanned="8">
            <text:p>ия правил проживания в гостинице, несоблюдения законодательства страны пребывания, состоян</text:p>
          </table:table-cell>
        </table:table-row>
        <table:table-row>
          <table:table-cell office:value-type="string" table:number-columns-spanned="8">
            <text:p>ия алкогольного или наркотического опьянения или нарушения других правил общественного пов</text:p>
          </table:table-cell>
        </table:table-row>
        <table:table-row>
          <table:table-cell office:value-type="string" table:number-columns-spanned="8">
            <text:p>едения, если поведение Туриста препятствует нормальному исполнению программы путешествия д</text:p>
          </table:table-cell>
        </table:table-row>
        <table:table-row>
          <table:table-cell office:value-type="string" table:number-columns-spanned="8">
            <text:p>ля остальной группы, а также в тех случаях, когда оказание услуг в стране пребывания было</text:p>
          </table:table-cell>
        </table:table-row>
        <table:table-row>
          <table:table-cell office:value-type="string" table:number-columns-spanned="8">
            <text:p>уменьшено или прекращено Туроператором. Невозможность совершения или продолжения путешеств</text:p>
          </table:table-cell>
        </table:table-row>
        <table:table-row>
          <table:table-cell office:value-type="string" table:number-columns-spanned="8">
            <text:p>ия по указанным причинам считается отказом от турпродукта по инициативе Туриста.</text:p>
          </table:table-cell>
        </table:table-row>
        <table:table-row>
          <table:table-cell office:value-type="string" table:number-columns-spanned="8">
            <text:p>2.8. По поручению, от имени и за счет Туриста, оказывает содействие в приобретении услуг п</text:p>
          </table:table-cell>
        </table:table-row>
        <table:table-row>
          <table:table-cell office:value-type="string" table:number-columns-spanned="8">
            <text:p>о осуществлению перевозки и медицинскому страхованию. По специальному запросу Туриста оказ</text:p>
          </table:table-cell>
        </table:table-row>
        <table:table-row>
          <table:table-cell office:value-type="string" table:number-columns-spanned="8">
            <text:p>ывает содействие в предоставлении услуг по страхованию иных рисков (страхование на случай</text:p>
          </table:table-cell>
        </table:table-row>
        <table:table-row>
          <table:table-cell office:value-type="string" table:number-columns-spanned="8">
            <text:p>невозможности совершения путешествия, имущественное страхование, страхование ответственнос</text:p>
          </table:table-cell>
        </table:table-row>
        <table:table-row>
          <table:table-cell office:value-type="string" table:number-columns-spanned="8">
            <text:p>ти и др.), связанных с совершением путешествия. Существенные для Туриста условия приобрете</text:p>
          </table:table-cell>
        </table:table-row>
        <table:table-row>
          <table:table-cell office:value-type="string" table:number-columns-spanned="8">
            <text:p>ния услуг по осуществлению перевозки или страхования отражаются в Приложении к настоящему</text:p>
          </table:table-cell>
        </table:table-row>
        <table:table-row>
          <table:table-cell office:value-type="string" table:number-columns-spanned="8">
            <text:p>Договору.</text:p>
          </table:table-cell>
        </table:table-row>
        <table:table-row>
          <table:table-cell office:value-type="string" table:number-columns-spanned="8">
            <text:p>2.9. Не несет ответственности за действие (бездействие) перевозчика или третьих лиц, с кот</text:p>
          </table:table-cell>
        </table:table-row>
        <table:table-row>
          <table:table-cell office:value-type="string" table:number-columns-spanned="8">
            <text:p>орыми Турист вступает в отношения во время путешествия, не связанные с предметом настоящег</text:p>
          </table:table-cell>
        </table:table-row>
        <table:table-row>
          <table:table-cell office:value-type="string" table:number-columns-spanned="8">
            <text:p>о Договора, а так же не отвечает перед Туристом за исполнение третьими лицами обязательств</text:p>
          </table:table-cell>
        </table:table-row>
        <table:table-row>
          <table:table-cell office:value-type="string" table:number-columns-spanned="8">
            <text:p>по сделкам, совершаемым с Туристом такими третьими лицами.</text:p>
          </table:table-cell>
        </table:table-row>
        <table:table-row>
          <table:table-cell office:value-type="string" table:number-columns-spanned="8">
            <text:p>2.10. При изменении сроков осуществления путешествия по инициативе Туроператора, незамедли</text:p>
          </table:table-cell>
        </table:table-row>
        <table:table-row>
          <table:table-cell office:value-type="string" table:number-columns-spanned="8">
            <text:p>тельно информирует Туриста о таких изменениях, в случае недобора минимального количества ч</text:p>
          </table:table-cell>
        </table:table-row>
        <table:table-row>
          <table:table-cell office:value-type="string" table:number-columns-spanned="8">
            <text:p>еловек в группе, когда Туроператор отказывает в предоставлении турпродукта или бронировани</text:p>
          </table:table-cell>
        </table:table-row>
        <table:table-row>
          <table:table-cell office:value-type="string" table:number-columns-spanned="8">
            <text:p>е турпродукта, произведенное Турагентом по Заявке Туриста, не подтверждено Туроператором,</text:p>
          </table:table-cell>
        </table:table-row>
        <table:table-row>
          <table:table-cell office:value-type="string" table:number-columns-spanned="8">
            <text:p>а также в других случаях. Турист информируется о возникновении указанных обстоятельств до</text:p>
          </table:table-cell>
        </table:table-row>
        <table:table-row>
          <table:table-cell office:value-type="string" table:number-columns-spanned="8">
            <text:p>начала путешествия, если указанная информация получена от Туроператора официально. В случа</text:p>
          </table:table-cell>
        </table:table-row>
        <table:table-row>
          <table:table-cell office:value-type="string" table:number-columns-spanned="8">
            <text:p>е недостижения компромиссного решения по изменению сроков совершения путешествия, Турагент</text:p>
          </table:table-cell>
        </table:table-row>
        <table:table-row>
          <table:table-cell office:value-type="string" table:number-columns-spanned="8">
            <text:p>в 10-дневный срок возвращает Туристу 100% внесенных денежных средств без возмещения</text:p>
          </table:table-cell>
        </table:table-row>
        <table:table-row>
          <table:table-cell office:value-type="string" table:number-columns-spanned="8">
            <text:p>убытков.</text:p>
          </table:table-cell>
        </table:table-row>
        <table:table-row>
          <table:table-cell office:value-type="string" table:number-columns-spanned="8">
            <text:p>2.11. Не несет ответственности за сохранность багажа и личного имущества Туриста во время</text:p>
          </table:table-cell>
        </table:table-row>
        <table:table-row>
          <table:table-cell office:value-type="string" table:number-columns-spanned="8">
            <text:p>путешествия.</text:p>
          </table:table-cell>
        </table:table-row>
        <table:table-row>
          <table:table-cell office:value-type="string" table:number-columns-spanned="8">
            <text:p>2.12. Обязан передать Туристу комплект документов, необходимых для осуществления путешеств</text:p>
          </table:table-cell>
        </table:table-row>
        <table:table-row>
          <table:table-cell office:value-type="string" table:number-columns-spanned="8">
            <text:p>ия, при условии полной и своевременной оплаты Туристом общей цены турпродукта и дополнител</text:p>
          </table:table-cell>
        </table:table-row>
        <table:table-row>
          <table:table-cell office:value-type="string" table:number-columns-spanned="8">
            <text:p>ьных услуг, за исключением случаев, когда выдача вышеуказанных документов осуществляется н</text:p>
          </table:table-cell>
        </table:table-row>
        <table:table-row>
          <table:table-cell office:value-type="string" table:number-columns-spanned="8">
            <text:p>епосредственно Туроператором или его представителем.</text:p>
          </table:table-cell>
        </table:table-row>
        <table:table-row>
          <table:table-cell office:value-type="string" table:number-columns-spanned="8">
            <text:p>2.13. Исполнение обязательств Турагента по настоящему Договору подтверждается подписанным</text:p>
          </table:table-cell>
        </table:table-row>
        <table:table-row>
          <table:table-cell office:value-type="string" table:number-columns-spanned="8">
            <text:p>сторонами Актом выполненных работ (услуг).</text:p>
          </table:table-cell>
        </table:table-row>
        <table:table-row>
          <table:table-cell office:value-type="string" table:number-columns-spanned="8">
            <text:p>2.14. Вправе удержать комплект документов, необходимых для осуществления путешествия, отка</text:p>
          </table:table-cell>
        </table:table-row>
        <table:table-row>
          <table:table-cell office:value-type="string" table:number-columns-spanned="8">
            <text:p>зать в предоставлении услуг и расторгнуть настоящий Договор, письменно уведомив об этом Ту</text:p>
          </table:table-cell>
        </table:table-row>
        <table:table-row>
          <table:table-cell office:value-type="string" table:number-columns-spanned="8">
            <text:p>риста, в случае неисполнения или ненадлежащего исполнения Туристом обязательств по оплате</text:p>
          </table:table-cell>
        </table:table-row>
        <table:table-row>
          <table:table-cell office:value-type="string" table:number-columns-spanned="8">
            <text:p>общей цены турпродукта и дополнительных услуг, в порядке и сроки, предусмотренные настоящи</text:p>
          </table:table-cell>
        </table:table-row>
        <table:table-row>
          <table:table-cell office:value-type="string" table:number-columns-spanned="8">
            <text:p>м Договором и Приложениями к нему.</text:p>
          </table:table-cell>
        </table:table-row>
        <table:table-row>
          <table:table-cell office:value-type="string" table:number-columns-spanned="8">
            <text:p>2.15. Обязан до начала путешествия информировать Туриста обо всех существенных изменениях,</text:p>
          </table:table-cell>
        </table:table-row>
        <table:table-row>
          <table:table-cell office:value-type="string" table:number-columns-spanned="8">
            <text:p>влияющих на исполнение Туроператором услуг, входящих в турпродукт, если таковая информаци</text:p>
          </table:table-cell>
        </table:table-row>
        <table:table-row>
          <table:table-cell office:value-type="string" table:number-columns-spanned="8">
            <text:p>я получена от Туроператора официально.</text:p>
          </table:table-cell>
        </table:table-row>
        <table:table-row>
          <table:table-cell office:value="" office:value-type="string" table:number-columns-spanned="8"/>
        </table:table-row>
        <table:table-row>
          <table:table-cell office:value="" office:value-type="string"/>
          <table:table-cell office:value="" office:value-type="string"/>
          <table:table-cell office:value-type="string" table:number-columns-spanned="5">
            <text:p>3. ПРАВА И ОБЯЗАННОСТИ ТУРИСТА</text:p>
          </table:table-cell>
        </table:table-row>
        <table:table-row>
          <table:table-cell office:value-type="string" table:number-columns-spanned="8">
            <text:p>Турист:</text:p>
          </table:table-cell>
        </table:table-row>
        <table:table-row>
          <table:table-cell office:value-type="string" table:number-columns-spanned="8">
            <text:p>3.1. Вправе воспользоваться услугами, входящими в турпродукт, предусмотренными настоящим Д</text:p>
          </table:table-cell>
        </table:table-row>
        <table:table-row>
          <table:table-cell office:value-type="string" table:number-columns-spanned="8">
            <text:p>оговором и Приложениями к нему, с момента 100-% оплаты общей цены турпродукта и дополнител</text:p>
          </table:table-cell>
        </table:table-row>
        <table:table-row>
          <table:table-cell office:value-type="string" table:number-columns-spanned="8">
            <text:p>ьных услуг и получения комплекта документов, необходимых для осуществления путешествия.</text:p>
          </table:table-cell>
        </table:table-row>
        <table:table-row>
          <table:table-cell office:value-type="string" table:number-columns-spanned="8">
            <text:p>3.2. Обязан до момента бронирования турпродукта сообщить Турагенту все дополнительные суще</text:p>
          </table:table-cell>
        </table:table-row>
        <table:table-row>
          <table:table-cell office:value-type="string" table:number-columns-spanned="8">
            <text:p>ственные условиях путешествия и отразить данные условия в Заявке на бронирование турпродук</text:p>
          </table:table-cell>
        </table:table-row>
        <table:table-row>
          <table:table-cell office:value-type="string" table:number-columns-spanned="8">
            <text:p>та или Приложении к настоящему Договору. Любые изменения и дополнения существенных условий</text:p>
          </table:table-cell>
        </table:table-row>
        <table:table-row>
          <table:table-cell office:value-type="string" table:number-columns-spanned="8">
            <text:p>путешествия, вносимые Туристом в подтвержденную Туроператором Заявку, расцениваются как о</text:p>
          </table:table-cell>
        </table:table-row>
        <table:table-row>
          <table:table-cell office:value-type="string" table:number-columns-spanned="8">
            <text:p>тказ от подтвержденного турпродукта, с учетом положений п. 3.4. Договора, и размещение нов</text:p>
          </table:table-cell>
        </table:table-row>
        <table:table-row>
          <table:table-cell office:value-type="string" table:number-columns-spanned="8">
            <text:p>ой Заявки.</text:p>
          </table:table-cell>
        </table:table-row>
        <table:table-row>
          <table:table-cell office:value-type="string" table:number-columns-spanned="8">
            <text:p>3.3. Обязан своевременно оплатить Турагенту общую цену турпродукта и дополнительных услуг</text:p>
          </table:table-cell>
        </table:table-row>
        <table:table-row>
          <table:table-cell office:value-type="string" table:number-columns-spanned="8">
            <text:p>в порядке и на условиях, предусмотренных настоящим Договором, и, по согласованию с Тураген</text:p>
          </table:table-cell>
        </table:table-row>
        <table:table-row>
          <table:table-cell office:value-type="string" table:number-columns-spanned="8">
            <text:p>том, получить комплект документов, необходимых для осуществления путешествия, накануне отъ</text:p>
          </table:table-cell>
        </table:table-row>
        <table:table-row>
          <table:table-cell office:value-type="string" table:number-columns-spanned="8">
            <text:p>езда, в офисе Турагента, либо по правилам п. 3.5. Договора.</text:p>
          </table:table-cell>
        </table:table-row>
        <table:table-row>
          <table:table-cell office:value-type="string" table:number-columns-spanned="8">
            <text:p>3.4. Обязан письменно уведомить Турагента об отказе от турпродукта и расторжении настоящег</text:p>
          </table:table-cell>
        </table:table-row>
        <table:table-row>
          <table:table-cell office:value-type="string" table:number-columns-spanned="8">
            <text:p>о Договора и возместить Турагенту фактически понесенные последним расходы, произведенные д</text:p>
          </table:table-cell>
        </table:table-row>
        <table:table-row>
          <table:table-cell office:value-type="string" table:number-columns-spanned="8">
            <text:p>о момента получения Турагентом письменного отказа Туриста от турпродукта и расторжения Дог</text:p>
          </table:table-cell>
        </table:table-row>
        <table:table-row>
          <table:table-cell office:value-type="string" table:number-columns-spanned="8">
            <text:p>овора.</text:p>
          </table:table-cell>
        </table:table-row>
        <table:table-row>
          <table:table-cell office:value-type="string" table:number-columns-spanned="8">
            <text:p>3.5. Обязан вовремя (не менее, чем за 2 часа до вылета, в случае отсутствия от Турагента и</text:p>
          </table:table-cell>
        </table:table-row>
        <table:table-row>
          <table:table-cell office:value-type="string" table:number-columns-spanned="8">
            <text:p>нформации о более раннем прибытии) прибыть к месту отправления, найти в зале вылета (или н</text:p>
          </table:table-cell>
        </table:table-row>
        <table:table-row>
          <table:table-cell office:value-type="string" table:number-columns-spanned="8">
            <text:p>а месте сбора группы) представителя Туроператора и получить комплект документов, необходим</text:p>
          </table:table-cell>
        </table:table-row>
        <table:table-row>
          <table:table-cell office:value-type="string" table:number-columns-spanned="8">
            <text:p>ых для осуществления путешествия. Опоздание на рейс (к месту отправки транспортного средст</text:p>
          </table:table-cell>
        </table:table-row>
        <table:table-row>
          <table:table-cell office:value-type="string" table:number-columns-spanned="8">
            <text:p>ва или сбора группы) по любым причинам считается отказом Туриста от турпродукта.</text:p>
          </table:table-cell>
        </table:table-row>
        <table:table-row>
          <table:table-cell office:value-type="string" table:number-columns-spanned="8">
            <text:p>3.6. Обязан в стране (месте) пребывания вести себя корректно, соблюдать законы и традиции,</text:p>
          </table:table-cell>
        </table:table-row>
        <table:table-row>
          <table:table-cell office:value-type="string" table:number-columns-spanned="8">
            <text:p>уважать ее социальное устройство, религиозные верования, обычаи и традиции, выполнять ука</text:p>
          </table:table-cell>
        </table:table-row>
        <table:table-row>
          <table:table-cell office:value-type="string" table:number-columns-spanned="8">
            <text:p>зания сопровождающего на маршруте, производить оплату услуг, заказанных им дополнительно.</text:p>
          </table:table-cell>
        </table:table-row>
        <table:table-row>
          <table:table-cell office:value-type="string" table:number-columns-spanned="8">
            <text:p>3.7. Обязан охранять окружающую природную среду, бережно относиться к памятникам природы,</text:p>
          </table:table-cell>
        </table:table-row>
        <table:table-row>
          <table:table-cell office:value-type="string" table:number-columns-spanned="8">
            <text:p>истории и культуры в стране (месте) временного пребывания.</text:p>
          </table:table-cell>
        </table:table-row>
        <table:table-row>
          <table:table-cell office:value-type="string" table:number-columns-spanned="8">
            <text:p>3.8. Обязан соблюдать правила въезда в страну (место) временного пребывания, выезда из стр</text:p>
          </table:table-cell>
        </table:table-row>
        <table:table-row>
          <table:table-cell office:value-type="string" table:number-columns-spanned="8">
            <text:p>аны (места) временного пребывания и пребывания там, а также в странах транзитного проезда.</text:p>
          </table:table-cell>
        </table:table-row>
        <table:table-row>
          <table:table-cell office:value="" office:value-type="string" table:number-columns-spanned="8"/>
        </table:table-row>
        <table:table-row>
          <table:table-cell office:value-type="string" table:number-columns-spanned="8">
            <text:p>3.9. Обязан соблюдать во время путешествия правила личной безопасности.</text:p>
          </table:table-cell>
        </table:table-row>
        <table:table-row>
          <table:table-cell office:value-type="string" table:number-columns-spanned="8">
            <text:p>3.10. Несет ответственность за надлежащее состояние паспорта, доверенности и других необхо</text:p>
          </table:table-cell>
        </table:table-row>
        <table:table-row>
          <table:table-cell office:value-type="string" table:number-columns-spanned="8">
            <text:p>димых документов, в том числе, за срок их действия. Если ребенку исполнилось 5 лет и он вп</text:p>
          </table:table-cell>
        </table:table-row>
        <table:table-row>
          <table:table-cell office:value-type="string" table:number-columns-spanned="8">
            <text:p>исан в паспорт родителей, то необходимо вклеить его фотографию. Если ребенку исполнилось 1</text:p>
          </table:table-cell>
        </table:table-row>
        <table:table-row>
          <table:table-cell office:value-type="string" table:number-columns-spanned="8">
            <text:p>4 лет, то у него должен быть свой загранпаспорт. Если ребенок до 18 лет: 1) выезжает с одн</text:p>
          </table:table-cell>
        </table:table-row>
        <table:table-row>
          <table:table-cell office:value-type="string" table:number-columns-spanned="8">
            <text:p>им из родителей, то, помимо загранпаспорта, необходимо нотариально заверенное согласие дру</text:p>
          </table:table-cell>
        </table:table-row>
        <table:table-row>
          <table:table-cell office:value-type="string" table:number-columns-spanned="8">
            <text:p>гого родителя на выезд ребенка; 2) выезжает самостоятельно или с сопровождающим лицом, не</text:p>
          </table:table-cell>
        </table:table-row>
        <table:table-row>
          <table:table-cell office:value-type="string" table:number-columns-spanned="8">
            <text:p>являющимся одним из его родителей, то, помимо загранпаспорта, ему необходимо иметь при себ</text:p>
          </table:table-cell>
        </table:table-row>
        <table:table-row>
          <table:table-cell office:value-type="string" table:number-columns-spanned="8">
            <text:p>е нотариально заверенное согласие от обоих родителей на его выезд без сопровождения или с</text:p>
          </table:table-cell>
        </table:table-row>
        <table:table-row>
          <table:table-cell office:value-type="string" table:number-columns-spanned="8">
            <text:p>сопровождающим его лицом, за исключением случаев, прямо предусмотренных в законодательство</text:p>
          </table:table-cell>
        </table:table-row>
        <table:table-row>
          <table:table-cell office:value-type="string" table:number-columns-spanned="8">
            <text:p>м РФ. В случае самостоятельного оформления медицинской страховки, обязан предоставить ксер</text:p>
          </table:table-cell>
        </table:table-row>
        <table:table-row>
          <table:table-cell office:value-type="string" table:number-columns-spanned="8">
            <text:p>окопию страхового полиса Турагенту не позднее, чем за 24 часа до начала путешествия. Непре</text:p>
          </table:table-cell>
        </table:table-row>
        <table:table-row>
          <table:table-cell office:value-type="string" table:number-columns-spanned="8">
            <text:p>доставление полиса влечет возложение всех медицинских и иных расходов на Туриста. Невозмож</text:p>
          </table:table-cell>
        </table:table-row>
        <table:table-row>
          <table:table-cell office:value-type="string" table:number-columns-spanned="8">
            <text:p>ность совершения путешествия по причине ненадлежащего состояния или отсутствия документов</text:p>
          </table:table-cell>
        </table:table-row>
        <table:table-row>
          <table:table-cell office:value-type="string" table:number-columns-spanned="8">
            <text:p>считается отказом Туриста от турпродукта.</text:p>
          </table:table-cell>
        </table:table-row>
        <table:table-row>
          <table:table-cell office:value-type="string" table:number-columns-spanned="8">
            <text:p>3.11. Вправе в любое время отказаться от турпродукта и расторгнуть настоящий Договор, при</text:p>
          </table:table-cell>
        </table:table-row>
        <table:table-row>
          <table:table-cell office:value-type="string" table:number-columns-spanned="8">
            <text:p>условии оплаты Турагенту фактически понесенных им расходов, произведенных до момента отказ</text:p>
          </table:table-cell>
        </table:table-row>
        <table:table-row>
          <table:table-cell office:value-type="string" table:number-columns-spanned="8">
            <text:p>а Туриста от турпродукта и расторжения Договора, с учетом положений пунктов 3.3. и 3.4. До</text:p>
          </table:table-cell>
        </table:table-row>
        <table:table-row>
          <table:table-cell office:value-type="string" table:number-columns-spanned="8">
            <text:p>говора.</text:p>
          </table:table-cell>
        </table:table-row>
        <table:table-row>
          <table:table-cell office:value-type="string" table:number-columns-spanned="8">
            <text:p>3.12. Если Турист отказывается от забронированных им услуг или их части во время путешеств</text:p>
          </table:table-cell>
        </table:table-row>
        <table:table-row>
          <table:table-cell office:value-type="string" table:number-columns-spanned="8">
            <text:p>ия и самостоятельно принимает решение о замене или отмене какой-либо услуги, входящей в ту</text:p>
          </table:table-cell>
        </table:table-row>
        <table:table-row>
          <table:table-cell office:value-type="string" table:number-columns-spanned="8">
            <text:p>рпродукт, в том числе, типа или объекта размещения, системы питания, он самостоятельно про</text:p>
          </table:table-cell>
        </table:table-row>
        <table:table-row>
          <table:table-cell office:value-type="string" table:number-columns-spanned="8">
            <text:p>изводит оплату или доплату принимающей стороне.</text:p>
          </table:table-cell>
        </table:table-row>
        <table:table-row>
          <table:table-cell office:value-type="string" table:number-columns-spanned="8">
            <text:p>3.13. В случае непредоставления какой – либо услуги, входящей в турпродукт, необходимо обр</text:p>
          </table:table-cell>
        </table:table-row>
        <table:table-row>
          <table:table-cell office:value-type="string" table:number-columns-spanned="8">
            <text:p>атиться к представителю принимающей стороны и получить письменное подтверждение невозможно</text:p>
          </table:table-cell>
        </table:table-row>
        <table:table-row>
          <table:table-cell office:value-type="string" table:number-columns-spanned="8">
            <text:p>сти предоставления указанной услуги. Такого рода подтверждение также является доказательст</text:p>
          </table:table-cell>
        </table:table-row>
        <table:table-row>
          <table:table-cell office:value-type="string" table:number-columns-spanned="8">
            <text:p>вом неисполнения или ненадлежащего исполнения Туроператором обязательств по предоставлению</text:p>
          </table:table-cell>
        </table:table-row>
        <table:table-row>
          <table:table-cell office:value-type="string" table:number-columns-spanned="8">
            <text:p>услуг, входящих в турпродукт.</text:p>
          </table:table-cell>
        </table:table-row>
        <table:table-row>
          <table:table-cell office:value-type="string" table:number-columns-spanned="8">
            <text:p>3.14. Обязан принять услуги, оказанные Турагентом, и подписать Акт выполненных работ (услу</text:p>
          </table:table-cell>
        </table:table-row>
        <table:table-row>
          <table:table-cell office:value-type="string" table:number-columns-spanned="8">
            <text:p>г). Если в течение 20-ти дней, со дня окончания путешествия, Турагенту не поступило подпис</text:p>
          </table:table-cell>
        </table:table-row>
        <table:table-row>
          <table:table-cell office:value-type="string" table:number-columns-spanned="8">
            <text:p>анного Туристом Акта и претензий по качеству или объему оказанных Турагентом услуг, то Акт</text:p>
          </table:table-cell>
        </table:table-row>
        <table:table-row>
          <table:table-cell office:value-type="string" table:number-columns-spanned="8">
            <text:p>считается принятым Туристом, а услуги, оказанные Турагентом в соответствии с настоящим До</text:p>
          </table:table-cell>
        </table:table-row>
        <table:table-row>
          <table:table-cell office:value-type="string" table:number-columns-spanned="8">
            <text:p>говором, признаются оказанными в полном объеме и с надлежащим качеством.</text:p>
          </table:table-cell>
        </table:table-row>
        <table:table-row>
          <table:table-cell office:value-type="string" table:number-columns-spanned="8">
            <text:p>3.15. Обязан довести до сведения лиц, следующих в путешествие, положения настоящего Догово</text:p>
          </table:table-cell>
        </table:table-row>
        <table:table-row>
          <table:table-cell office:value-type="string" table:number-columns-spanned="8">
            <text:p>ра, а также информацию, полученную в результате инструктажа, в том числе, по профилактике</text:p>
          </table:table-cell>
        </table:table-row>
        <table:table-row>
          <table:table-cell office:value-type="string" table:number-columns-spanned="8">
            <text:p>особо опасных карантинных и паразитарных инфекций.</text:p>
          </table:table-cell>
        </table:table-row>
        <table:table-row>
          <table:table-cell office:value="" office:value-type="string" table:number-columns-spanned="8"/>
        </table:table-row>
        <table:table-row>
          <table:table-cell office:value="" office:value-type="string"/>
          <table:table-cell office:value="" office:value-type="string"/>
          <table:table-cell office:value-type="string" table:number-columns-spanned="5">
            <text:p>4. СТОИМОСТЬ УСЛУГ И ПОРЯДОК РАСЧЕТОВ</text:p>
          </table:table-cell>
        </table:table-row>
        <table:table-row>
          <table:table-cell office:value-type="string" table:number-columns-spanned="8">
            <text:p>4.1. Цена настоящего Договора включает общую цену турпродукта (стоимость перевозки (авиа-,</text:p>
          </table:table-cell>
        </table:table-row>
        <table:table-row>
          <table:table-cell office:value-type="string" table:number-columns-spanned="8">
            <text:p>ж/д, авто и др.), проживания, питания, трансфера, экскурсионного обслуживания, включенног</text:p>
          </table:table-cell>
        </table:table-row>
        <table:table-row>
          <table:table-cell office:value-type="string" table:number-columns-spanned="8">
            <text:p>о в турпродукт, медицинской страховки) и дополнительных услуг и указывается в Приложении к</text:p>
          </table:table-cell>
        </table:table-row>
        <table:table-row>
          <table:table-cell office:value-type="string" table:number-columns-spanned="8">
            <text:p>настоящему Договору.</text:p>
          </table:table-cell>
        </table:table-row>
        <table:table-row>
          <table:table-cell office:value-type="string" table:number-columns-spanned="8">
            <text:p>4.2. Оплата цены настоящего Договора производится Туристов в следующем порядке: не менее 5</text:p>
          </table:table-cell>
        </table:table-row>
        <table:table-row>
          <table:table-cell office:value-type="string" table:number-columns-spanned="8">
            <text:p>0% от цены Договора – в день заключения настоящего Договора, а остаток от общей цены Догов</text:p>
          </table:table-cell>
        </table:table-row>
        <table:table-row>
          <table:table-cell office:value-type="string" table:number-columns-spanned="8">
            <text:p>ора - в срок, указанный в Приложении к настоящему Договору. В случае бронирования турпроду</text:p>
          </table:table-cell>
        </table:table-row>
        <table:table-row>
          <table:table-cell office:value-type="string" table:number-columns-spanned="8">
            <text:p>кта менее чем за 5-ть дней до начала путешествия, оплата цены Договора производится Турист</text:p>
          </table:table-cell>
        </table:table-row>
        <table:table-row>
          <table:table-cell office:value-type="string" table:number-columns-spanned="8">
            <text:p>ом в день заключения настоящего Договора в полном объеме.</text:p>
          </table:table-cell>
        </table:table-row>
        <table:table-row>
          <table:table-cell office:value-type="string" table:number-columns-spanned="8">
            <text:p>4.3. Оплата производится в порядке наличного или безналичного расчета. Днем исполнения обя</text:p>
          </table:table-cell>
        </table:table-row>
        <table:table-row>
          <table:table-cell office:value-type="string" table:number-columns-spanned="8">
            <text:p>зательства Туриста по оплате цены Договора признается дата поступления денежных средств на</text:p>
          </table:table-cell>
        </table:table-row>
        <table:table-row>
          <table:table-cell office:value-type="string" table:number-columns-spanned="8">
            <text:p>расчетный счет или в кассу Турагента в полном объеме.</text:p>
          </table:table-cell>
        </table:table-row>
        <table:table-row>
          <table:table-cell office:value-type="string" table:number-columns-spanned="8">
            <text:p>4.4. В случае изменения Туроператором стоимости турпродукта в виду: ухудшения условий путе</text:p>
          </table:table-cell>
        </table:table-row>
        <table:table-row>
          <table:table-cell office:value-type="string" table:number-columns-spanned="8">
            <text:p>шествия, изменения сроков совершения путешествия, непредвиденного рост транспортных тарифо</text:p>
          </table:table-cell>
        </table:table-row>
        <table:table-row>
          <table:table-cell office:value-type="string" table:number-columns-spanned="8">
            <text:p>в и/или увеличения сборов; резкого изменения курсов валют; недобора минимального количеств</text:p>
          </table:table-cell>
        </table:table-row>
        <table:table-row>
          <table:table-cell office:value-type="string" table:number-columns-spanned="8">
            <text:p>а человек в группе, необходимого для совершения путешествия (по условиям групповых и экску</text:p>
          </table:table-cell>
        </table:table-row>
        <table:table-row>
          <table:table-cell office:value-type="string" table:number-columns-spanned="8">
            <text:p>рсионных программ Туроператора); введения новых или повышения действующих ставок налогов,</text:p>
          </table:table-cell>
        </table:table-row>
        <table:table-row>
          <table:table-cell office:value-type="string" table:number-columns-spanned="8">
            <text:p>сборов и других обязательных платежей, а также невозможности совершения Туристом путешеств</text:p>
          </table:table-cell>
        </table:table-row>
        <table:table-row>
          <table:table-cell office:value-type="string" table:number-columns-spanned="8">
            <text:p>ия по независящим от него обстоятельствам (болезнь, отказ в выдаче визы и другие обстоятел</text:p>
          </table:table-cell>
        </table:table-row>
        <table:table-row>
          <table:table-cell office:value-type="string" table:number-columns-spanned="8">
            <text:p>ьства), Туристом осуществляется доплата за турпродукт, в соответствии с правилами, предусм</text:p>
          </table:table-cell>
        </table:table-row>
        <table:table-row>
          <table:table-cell office:value-type="string" table:number-columns-spanned="8">
            <text:p>отренными п. 4.2. Договора, либо отказ от забронированного турпродукта, с соблюдением усло</text:p>
          </table:table-cell>
        </table:table-row>
        <table:table-row>
          <table:table-cell office:value-type="string" table:number-columns-spanned="8">
            <text:p>вий п. 3.4. Договора.</text:p>
          </table:table-cell>
        </table:table-row>
        <table:table-row>
          <table:table-cell office:value-type="string" table:number-columns-spanned="8">
            <text:p>4.5. Турагент вправе получить от Туроператора бонусы, скидки и иные формы материального по</text:p>
          </table:table-cell>
        </table:table-row>
        <table:table-row>
          <table:table-cell office:value-type="string" table:number-columns-spanned="8">
            <text:p>ощрения за реализованный Туристу турпродукт и оставить их в своем распоряжении, в качестве</text:p>
          </table:table-cell>
        </table:table-row>
        <table:table-row>
          <table:table-cell office:value-type="string" table:number-columns-spanned="8">
            <text:p>дополнительного вознаграждения по настоящему Договору.</text:p>
          </table:table-cell>
        </table:table-row>
        <table:table-row>
          <table:table-cell office:value-type="string" table:number-columns-spanned="8">
            <text:p>4.6. Окончательное урегулирование платежей и сверка расчетов производятся сторонами не поз</text:p>
          </table:table-cell>
        </table:table-row>
        <table:table-row>
          <table:table-cell office:value-type="string" table:number-columns-spanned="8">
            <text:p>днее, чем за сутки до начала путешествия, если иное не предусмотрено Приложениями к настоя</text:p>
          </table:table-cell>
        </table:table-row>
        <table:table-row>
          <table:table-cell office:value-type="string" table:number-columns-spanned="8">
            <text:p>щему Договору.</text:p>
          </table:table-cell>
        </table:table-row>
        <table:table-row>
          <table:table-cell office:value="" office:value-type="string" table:number-columns-spanned="8"/>
        </table:table-row>
        <table:table-row>
          <table:table-cell office:value="" office:value-type="string"/>
          <table:table-cell office:value="" office:value-type="string"/>
          <table:table-cell office:value-type="string" table:number-columns-spanned="5">
            <text:p>5. РЕШЕНИЕ СПОРНЫХ ВОПРОСОВ И</text:p>
          </table:table-cell>
        </table:table-row>
        <table:table-row>
          <table:table-cell office:value="" office:value-type="string"/>
          <table:table-cell office:value="" office:value-type="string"/>
          <table:table-cell office:value-type="string" table:number-columns-spanned="5">
            <text:p>ФИНАНСОВОЕ ОБЕСПЕЧЕНИЕ ОТВЕТСТВЕННОСТИ ТУРОПЕРАТОРА</text:p>
          </table:table-cell>
        </table:table-row>
        <table:table-row>
          <table:table-cell office:value-type="string" table:number-columns-spanned="8">
            <text:p>5.1. Турист вправе подать Туроператору письменную претензию к качеству турпродукта, не поз</text:p>
          </table:table-cell>
        </table:table-row>
        <table:table-row>
          <table:table-cell office:value-type="string" table:number-columns-spanned="8">
            <text:p>днее 20-ти дней, со дня окончания путешествия. В претензии указываются конкретные пункты,</text:p>
          </table:table-cell>
        </table:table-row>
        <table:table-row>
          <table:table-cell office:value-type="string" table:number-columns-spanned="8">
            <text:p>по которым настоящий Договор не был исполнен. Претензия должна быть подтверждена документа</text:p>
          </table:table-cell>
        </table:table-row>
        <table:table-row>
          <table:table-cell office:value-type="string" table:number-columns-spanned="8">
            <text:p>льно. Ответ на претензию предоставляется Туристу не позднее 10-ти дней, со дня ее получени</text:p>
          </table:table-cell>
        </table:table-row>
        <table:table-row>
          <table:table-cell office:value-type="string" table:number-columns-spanned="8">
            <text:p>я. Калькуляция турпродукта предоставляется Туроператором по дополнительному требованию Тур</text:p>
          </table:table-cell>
        </table:table-row>
        <table:table-row>
          <table:table-cell office:value-type="string" table:number-columns-spanned="8">
            <text:p>иста, в случае возникновения споров.</text:p>
          </table:table-cell>
        </table:table-row>
        <table:table-row>
          <table:table-cell office:value-type="string" table:number-columns-spanned="8">
            <text:p>5.2. Претензия о непредоставлении услуги, входящей в турпродукт, считается необоснованной,</text:p>
          </table:table-cell>
        </table:table-row>
        <table:table-row>
          <table:table-cell office:value-type="string" table:number-columns-spanned="8">
            <text:p>если Турист воспользовался альтернативной услугой, предложенной ему взамен той, которая п</text:p>
          </table:table-cell>
        </table:table-row>
        <table:table-row>
          <table:table-cell office:value-type="string" table:number-columns-spanned="8">
            <text:p>о тем или иным причинам не могла быть исполнена. Услуга, в данном случае, считается оказан</text:p>
          </table:table-cell>
        </table:table-row>
        <table:table-row>
          <table:table-cell office:value-type="string" table:number-columns-spanned="8">
            <text:p>ной надлежащим образом.</text:p>
          </table:table-cell>
        </table:table-row>
        <table:table-row>
          <table:table-cell office:value-type="string" table:number-columns-spanned="8">
            <text:p>5.3. В случае неисполнения или ненадлежащего исполнения Туроператором обязательств по оказ</text:p>
          </table:table-cell>
        </table:table-row>
        <table:table-row>
          <table:table-cell office:value-type="string" table:number-columns-spanned="8">
            <text:p>анию услуг, входящих в турпродукт, а также при наличии в турпродукте существенных недостат</text:p>
          </table:table-cell>
        </table:table-row>
        <table:table-row>
          <table:table-cell office:value-type="string" table:number-columns-spanned="8">
            <text:p>ков, включая существенные нарушения требований к качеству и безопасности турпродукта, повл</text:p>
          </table:table-cell>
        </table:table-row>
        <table:table-row>
          <table:table-cell office:value-type="string" table:number-columns-spanned="8">
            <text:p>екших для Туриста и (или) иного заказчика такой ущерб, что он в значительной степени лишае</text:p>
          </table:table-cell>
        </table:table-row>
        <table:table-row>
          <table:table-cell office:value-type="string" table:number-columns-spanned="8">
            <text:p>тся того, на что был вправе рассчитывать при заключении настоящего Договора, Турист и (или</text:p>
          </table:table-cell>
        </table:table-row>
        <table:table-row>
          <table:table-cell office:value-type="string" table:number-columns-spanned="8">
            <text:p>) иной заказчик или его законный представитель вправе, в пределах суммы финансового обеспе</text:p>
          </table:table-cell>
        </table:table-row>
        <table:table-row>
          <table:table-cell office:value-type="string" table:number-columns-spanned="8">
            <text:p>чения, предъявить письменное требование о выплате страхового возмещения или об уплате дене</text:p>
          </table:table-cell>
        </table:table-row>
        <table:table-row>
          <table:table-cell office:value-type="string" table:number-columns-spanned="8">
            <text:p>жной суммы по банковской гарантии непосредственно Страховщику (гаранту) в течение срока де</text:p>
          </table:table-cell>
        </table:table-row>
        <table:table-row>
          <table:table-cell office:value-type="string" table:number-columns-spanned="8">
            <text:p>йствия финансового обеспечения Туроператора.</text:p>
          </table:table-cell>
        </table:table-row>
        <table:table-row>
          <table:table-cell office:value-type="string" table:number-columns-spanned="8">
            <text:p>5.4. Факт установления обязанности Туроператора возместить Туристу и (или) иному заказчику</text:p>
          </table:table-cell>
        </table:table-row>
        <table:table-row>
          <table:table-cell office:value-type="string" table:number-columns-spanned="8">
            <text:p>реальный ущерб, возникший в результате неисполнения или ненадлежащего исполнения Туропера</text:p>
          </table:table-cell>
        </table:table-row>
        <table:table-row>
          <table:table-cell office:value-type="string" table:number-columns-spanned="8">
            <text:p>тором обязательств по настоящему Договору по основаниям, возникшим в течение срока действи</text:p>
          </table:table-cell>
        </table:table-row>
        <table:table-row>
          <table:table-cell office:value-type="string" table:number-columns-spanned="8">
            <text:p>я финансового обеспечения Туроператора, подтверждается документом, свидетельствующим о сог</text:p>
          </table:table-cell>
        </table:table-row>
        <table:table-row>
          <table:table-cell office:value-type="string" table:number-columns-spanned="8">
            <text:p>ласии Туроператора в добровольном порядке удовлетворить требование о возмещении реального</text:p>
          </table:table-cell>
        </table:table-row>
        <table:table-row>
          <table:table-cell office:value-type="string" table:number-columns-spanned="8">
            <text:p>ущерба, понесенного Туристом и (или) иным заказчиком, и (или) вступившим в законную силу с</text:p>
          </table:table-cell>
        </table:table-row>
        <table:table-row>
          <table:table-cell office:value-type="string" table:number-columns-spanned="8">
            <text:p>удебным решением о возмещении Туроператором реального ущерба по иску, предъявленному Турис</text:p>
          </table:table-cell>
        </table:table-row>
        <table:table-row>
          <table:table-cell office:value-type="string" table:number-columns-spanned="8">
            <text:p>том Туроператору либо Туроператору и Страховщику (гаранту) совместно.</text:p>
          </table:table-cell>
        </table:table-row>
        <table:table-row>
          <table:table-cell office:value-type="string" table:number-columns-spanned="8">
            <text:p>5.5. В состав реального ущерба, понесенного Туристом и (или) иным заказчиком в результате</text:p>
          </table:table-cell>
        </table:table-row>
        <table:table-row>
          <table:table-cell office:value-type="string" table:number-columns-spanned="8">
            <text:p>неисполнения или ненадлежащего исполнения Туроператором обязательств по настоящему Договор</text:p>
          </table:table-cell>
        </table:table-row>
        <table:table-row>
          <table:table-cell office:value-type="string" table:number-columns-spanned="8">
            <text:p>у, не включаются расходы, произведенные Туристом в стране (месте) временного пребывания по</text:p>
          </table:table-cell>
        </table:table-row>
        <table:table-row>
          <table:table-cell office:value-type="string" table:number-columns-spanned="8">
            <text:p>собственному усмотрению и не обусловленные настоящим Договором. Не подлежат возмещению Ст</text:p>
          </table:table-cell>
        </table:table-row>
        <table:table-row>
          <table:table-cell office:value-type="string" table:number-columns-spanned="8">
            <text:p>раховщиком (гарантом) расходы, произведенные Туристом и не обусловленные требованиями к ка</text:p>
          </table:table-cell>
        </table:table-row>
        <table:table-row>
          <table:table-cell office:value-type="string" table:number-columns-spanned="8">
            <text:p>честву турпродукта, обычно предъявляемыми к турпродукту такого рода.</text:p>
          </table:table-cell>
        </table:table-row>
        <table:table-row>
          <table:table-cell office:value-type="string" table:number-columns-spanned="8">
            <text:p>5.6. Требование Туриста и (или) иного заказчика о выплате страхового возмещения или об упл</text:p>
          </table:table-cell>
        </table:table-row>
        <table:table-row>
          <table:table-cell office:value-type="string" table:number-columns-spanned="8">
            <text:p>ате денежной суммы по банковской гарантии подлежит удовлетворению Страховщиком (гарантом)</text:p>
          </table:table-cell>
        </table:table-row>
        <table:table-row>
          <table:table-cell office:value-type="string" table:number-columns-spanned="8">
            <text:p>не позднее 30-ти календарных дней, со дня получения письменного требования, с приложением</text:p>
          </table:table-cell>
        </table:table-row>
        <table:table-row>
          <table:table-cell office:value-type="string" table:number-columns-spanned="8">
            <text:p>всех необходимых документов.</text:p>
          </table:table-cell>
        </table:table-row>
        <table:table-row>
          <table:table-cell office:value="" office:value-type="string" table:number-columns-spanned="8"/>
        </table:table-row>
        <table:table-row>
          <table:table-cell office:value="" office:value-type="string"/>
          <table:table-cell office:value="" office:value-type="string"/>
          <table:table-cell office:value-type="string" table:number-columns-spanned="5">
            <text:p>6. ОСОБЫЕ УСЛОВИЯ</text:p>
          </table:table-cell>
        </table:table-row>
        <table:table-row>
          <table:table-cell office:value-type="string" table:number-columns-spanned="8">
            <text:p>6.1. Перевозочный документ (авиа-, ж/д билет) удостоверяет наличие отдельного договора меж</text:p>
          </table:table-cell>
        </table:table-row>
        <table:table-row>
          <table:table-cell office:value-type="string" table:number-columns-spanned="8">
            <text:p>ду Туристом и перевозчиком. Авиаперевозка осуществляется на чартерных рейсах по невозвратн</text:p>
          </table:table-cell>
        </table:table-row>
        <table:table-row>
          <table:table-cell office:value-type="string" table:number-columns-spanned="8">
            <text:p>ому тарифу. Авиаперевозчик вправе: заменить компанию, осуществляющую перевозку, аэропорт о</text:p>
          </table:table-cell>
        </table:table-row>
        <table:table-row>
          <table:table-cell office:value-type="string" table:number-columns-spanned="8">
            <text:p>тправления или прибытия, отменить, задержать вылеты рейсов или перенести время вылета рейс</text:p>
          </table:table-cell>
        </table:table-row>
        <table:table-row>
          <table:table-cell office:value-type="string" table:number-columns-spanned="8">
            <text:p>ов. За утрату или порчу багажа при осуществлении перевозки ответственность несут перевозчи</text:p>
          </table:table-cell>
        </table:table-row>
        <table:table-row>
          <table:table-cell office:value-type="string" table:number-columns-spanned="8">
            <text:p>ки, в соответствии с российским и зарубежным законодательствами.</text:p>
          </table:table-cell>
        </table:table-row>
        <table:table-row>
          <table:table-cell office:value-type="string" table:number-columns-spanned="8">
            <text:p>6.2. Страховой полис медицинского и иных видов страхования является документом, удостоверя</text:p>
          </table:table-cell>
        </table:table-row>
        <table:table-row>
          <table:table-cell office:value-type="string" table:number-columns-spanned="8">
            <text:p>ющим наличие отдельного договора между Туристом и страховщиком. Правила и условия страхова</text:p>
          </table:table-cell>
        </table:table-row>
        <table:table-row>
          <table:table-cell office:value-type="string" table:number-columns-spanned="8">
            <text:p>ния изложены в страховом полисе или в приложениях к нему. Если Турист застрахован от иных</text:p>
          </table:table-cell>
        </table:table-row>
        <table:table-row>
          <table:table-cell office:value-type="string" table:number-columns-spanned="8">
            <text:p>рисков (страхование на случай невозможности совершения путешествия, имущественное страхова</text:p>
          </table:table-cell>
        </table:table-row>
        <table:table-row>
          <table:table-cell office:value-type="string" table:number-columns-spanned="8">
            <text:p>ние, страхование ответственности и др.), то возмещение понесенных расходов осуществляется</text:p>
          </table:table-cell>
        </table:table-row>
        <table:table-row>
          <table:table-cell office:value-type="string" table:number-columns-spanned="8">
            <text:p>по правилам указанных видов страхования.</text:p>
          </table:table-cell>
        </table:table-row>
        <table:table-row>
          <table:table-cell office:value-type="string" table:number-columns-spanned="8">
            <text:p>6.3. Турист или иной заказчик заявляет о том, что он имеет достаточные и надлежаще оформле</text:p>
          </table:table-cell>
        </table:table-row>
        <table:table-row>
          <table:table-cell office:value-type="string" table:number-columns-spanned="8">
            <text:p>нные, в соответствии с действующим законодательством РФ, полномочия для заключения настоящ</text:p>
          </table:table-cell>
        </table:table-row>
        <table:table-row>
          <table:table-cell office:value-type="string" table:number-columns-spanned="8">
            <text:p>его Договора, в том числе, и в интересах лиц, следующих в путешествие.</text:p>
          </table:table-cell>
        </table:table-row>
        <table:table-row>
          <table:table-cell office:value="" office:value-type="string" table:number-columns-spanned="8"/>
        </table:table-row>
        <table:table-row>
          <table:table-cell office:value="" office:value-type="string"/>
          <table:table-cell office:value="" office:value-type="string"/>
          <table:table-cell office:value-type="string" table:number-columns-spanned="5">
            <text:p>7. ПРОЧИЕ УСЛОВИЯ</text:p>
          </table:table-cell>
        </table:table-row>
        <table:table-row>
          <table:table-cell office:value-type="string" table:number-columns-spanned="8">
            <text:p>7.1. Настоящий  Договор  вступает  в  силу со дня его подписания обеими сторонами и действ</text:p>
          </table:table-cell>
        </table:table-row>
        <table:table-row>
          <table:table-cell office:value-type="string" table:number-columns-spanned="8">
            <text:p>ует до полного исполнения обязательств, принятых в соответствии с настоящим Договором.</text:p>
          </table:table-cell>
        </table:table-row>
        <table:table-row>
          <table:table-cell office:value-type="string" table:number-columns-spanned="8">
            <text:p>7.2. Все изменения и дополнения к настоящему Договору являются действительными, если они с</text:p>
          </table:table-cell>
        </table:table-row>
        <table:table-row>
          <table:table-cell office:value-type="string" table:number-columns-spanned="8">
            <text:p>овершены в письменной форме и подписаны уполномоченными представителями обеих Сторон.</text:p>
          </table:table-cell>
        </table:table-row>
        <table:table-row>
          <table:table-cell office:value-type="string" table:number-columns-spanned="8">
            <text:p>7.3. Все Приложения к настоящему Договору являются его неотъемлемыми частями.</text:p>
          </table:table-cell>
        </table:table-row>
        <table:table-row>
          <table:table-cell office:value-type="string" table:number-columns-spanned="8">
            <text:p>7.4. Настоящий Договор составлен и подписан в двух экземплярах, каждый из которых имеет од</text:p>
          </table:table-cell>
        </table:table-row>
        <table:table-row>
          <table:table-cell office:value-type="string" table:number-columns-spanned="8">
            <text:p>инаковую юридическую силу, по одному экземпляру для каждой Стороны.</text:p>
          </table:table-cell>
        </table:table-row>
        <table:table-row>
          <table:table-cell office:value="" office:value-type="string" table:number-columns-spanned="8"/>
        </table:table-row>
        <table:table-row>
          <table:table-cell office:value-type="string" table:number-columns-spanned="8">
            <text:p>С информацией о стране пребывания, условиях и особенностях осуществления путешествия, прав</text:p>
          </table:table-cell>
        </table:table-row>
        <table:table-row>
          <table:table-cell office:value-type="string" table:number-columns-spanned="8">
            <text:p>илами безопасности и поведения в стране пребывания ознакомлен и согласен. Инструктаж по пр</text:p>
          </table:table-cell>
        </table:table-row>
        <table:table-row>
          <table:table-cell office:value-type="string" table:number-columns-spanned="8">
            <text:p>офилактике особо опасных карантинных и паразитарных инфекций получил, памятками обеспечен.</text:p>
          </table:table-cell>
        </table:table-row>
        <table:table-row>
          <table:table-cell office:value="" office:value-type="string" table:number-columns-spanned="8"/>
        </table:table-row>
        <table:table-row>
          <table:table-cell office:value="" office:value-type="string" table:number-columns-spanned="8"/>
        </table:table-row>
        <table:table-row>
          <table:table-cell office:value="" office:value-type="string"/>
          <table:table-cell office:value="" office:value-type="string"/>
          <table:table-cell office:value-type="string" table:number-columns-spanned="5">
            <text:p>1.ПОДПИСИ СТОРОН</text:p>
          </table:table-cell>
        </table:table-row>
        <table:table-row>
          <table:table-cell office:value-type="string" table:number-columns-spanned="8">
            <text:p>ТУРИСТ                                                              ТУРАГЕНТ</text:p>
          </table:table-cell>
        </table:table-row>
        <table:table-row>
          <table:table-cell office:value-type="string" table:number-columns-spanned="8">
            <text:p>____________________ /surname_kir_49/              ____________________/Минаева А.В./</text:p>
          </table:table-cell>
        </table:table-row>
        <table:table-row>
          <table:table-cell office:value-type="string">
            <text:p>М.П.</text:p>
          </table:table-cell>
        </table:table-row>
      </table:table>
    </office:spreadsheet>
  </office:body>
</office:document-content>
</file>

<file path=styles.xml><?xml version="1.0" encoding="utf-8"?>
<office:document-styles xmlns:office="urn:oasis:names:tc:opendocument:xmlns:office:1.0" xmlns:style="urn:oasis:names:tc:opendocument:xmlns:style:1.0" xmlns:number="urn:oasis:names:tc:opendocument:xmlns:datastyle:1.0" xmlns:svg="urn:oasis:names:tc:opendocument:xmlns:svg-compatible:1.0">
  <office:font-face-decls>
    <style:font-face style:name="Arial1" svg:font-family="Arial" style:font-family-generic="swiss"/>
  </office:font-face-decls>
  <office:styles>
    <style:style style:name="Default" style:family="table-cell">
      <style:table-cell-properties style:rotation-align="none"/>
      <style:text-properties style:font-name="Arial1" style:font-name-complex="Arial1"/>
    </style:style>
    <number:number-style style:name="currency-grouped">
      <number:number number:decimal-places="2" number:min-integer-digits="1" number:grouping="true"/>
    </number:number-style>
    <number:number-style style:name="integer-grouped">
      <number:number number:decimal-places="0" number:min-integer-digits="1" number:grouping="true"/>
    </number:number-style>
  </office:styles>
</office:document-styles>
</file>